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6d8" officeooo:paragraph-rsid="001146d8"/>
    </style:style>
    <style:style style:name="P2" style:family="paragraph" style:parent-style-name="Standard">
      <style:text-properties officeooo:rsid="001146d8" officeooo:paragraph-rsid="00114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visio : <text:a xlink:type="simple" xlink:href="https://visio-agents.education.fr/meeting/signin/117949/creator/25111/hash/de69c36dd589947a08eb264e55b3179e0000e74d" text:style-name="Internet_20_link" text:visited-style-name="Visited_20_Internet_20_Link">https://visio-agents.education.fr/meeting/signin/117949/creator/25111/hash/de69c36dd589947a08eb264e55b3179e0000e74d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09:00:50.823000000</meta:creation-date>
    <meta:editing-duration>PT6M50S</meta:editing-duration>
    <meta:editing-cycles>5</meta:editing-cycles>
    <meta:generator>LibreOffice/7.1.3.2$Windows_X86_64 LibreOffice_project/47f78053abe362b9384784d31a6e56f8511eb1c1</meta:generator>
    <dc:date>2022-09-05T15:06:26.603000000</dc:date>
    <meta:document-statistic meta:table-count="0" meta:image-count="0" meta:object-count="0" meta:page-count="1" meta:paragraph-count="1" meta:word-count="4" meta:character-count="128" meta:non-whitespace-character-count="125"/>
  </office:meta>
</office:document-meta>
</file>